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ponent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Switch IC</text:p>
          </table:table-cell>
          <table:table-cell office:value-type="string" table:style-name="ce1">
            <text:p>173-27-060</text:p>
          </table:table-cell>
          <table:table-cell office:value-type="float" office:value="3.55" table:style-name="ce1">
            <text:p>3.55</text:p>
          </table:table-cell>
          <table:table-cell office:value-type="float" office:value="2" table:style-name="ce1">
            <text:p>2</text:p>
          </table:table-cell>
          <table:table-cell office:value-type="float" office:value="7.1" table:formula="of:=[.C2]*[.D2]" table:style-name="ce1">
            <text:p>7.1</text:p>
          </table:table-cell>
          <table:table-cell table:number-columns-repeated="2" table:style-name="ce1"/>
          <table:table-cell office:value-type="string" table:style-name="ce3">
            <text:p><text:a xlink:href="https://www.distrelec.ch/en/analogue-switch-ic-dil-16-intersil-dg413djz/p/17327060?q=switch+ic&amp;pos=12&amp;origPos=18&amp;origPageSize=50&amp;track=true">https://www.distrelec.ch/en/analogue-switch-ic-dil-16-intersil-dg413djz/p/17327060?q=switch+ic&amp;pos=12&amp;origPos=18&amp;origPageSize=50&amp;track=true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 Socket DIL 16</text:p>
          </table:table-cell>
          <table:table-cell office:value-type="string" table:style-name="ce1">
            <text:p>148-14-891</text:p>
          </table:table-cell>
          <table:table-cell office:value-type="float" office:value="1.88" table:style-name="ce1">
            <text:p>1.88</text:p>
          </table:table-cell>
          <table:table-cell office:value-type="float" office:value="2" table:style-name="ce1">
            <text:p>2</text:p>
          </table:table-cell>
          <table:table-cell office:value-type="float" office:value="3.76" table:formula="of:=[.C3]*[.D3]" table:style-name="ce1">
            <text:p>3.76</text:p>
          </table:table-cell>
          <table:table-cell table:number-columns-repeated="2" table:style-name="ce1"/>
          <table:table-cell office:value-type="string" table:style-name="ce1">
            <text:p>https://www.distrelec.ch/en/carrier-ic-socket-dil-16-tin-preci-dip-612-87-316-41-001/p/14814891?q=ic+socket+DIL+16&amp;pos=3&amp;origPos=3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pacitor 100nF</text:p>
          </table:table-cell>
          <table:table-cell table:style-name="ce1"/>
          <table:table-cell office:value-type="float" office:value="0.48" table:style-name="ce1">
            <text:p>0.48</text:p>
          </table:table-cell>
          <table:table-cell office:value-type="float" office:value="5" table:style-name="ce1">
            <text:p>5</text:p>
          </table:table-cell>
          <table:table-cell office:value-type="float" office:value="2.4" table:formula="of:=[.C4]*[.D4]" table:style-name="ce1">
            <text:p>2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ard</text:p>
          </table:table-cell>
          <table:table-cell office:value-type="string" table:style-name="ce1">
            <text:p>148-32-979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5.4" table:formula="of:=[.C5]*[.D5]" table:style-name="ce1">
            <text:p>5.4</text:p>
          </table:table-cell>
          <table:table-cell table:number-columns-repeated="2" table:style-name="ce1"/>
          <table:table-cell office:value-type="string" table:style-name="ce1">
            <text:p>https://www.distrelec.ch/en/laboratory-card-phenol-hard-paper-fr2-rademacher-710/p/14832979?q=prototyping+strip+board&amp;pos=4&amp;origPos=4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nector 1x3 F</text:p>
          </table:table-cell>
          <table:table-cell office:value-type="string" table:style-name="ce1">
            <text:p>143-56-608</text:p>
          </table:table-cell>
          <table:table-cell office:value-type="float" office:value="0.2" table:style-name="ce1">
            <text:p>0.2</text:p>
          </table:table-cell>
          <table:table-cell office:value-type="float" office:value="25" table:style-name="ce1">
            <text:p>25</text:p>
          </table:table-cell>
          <table:table-cell office:value-type="float" office:value="5" table:formula="of:=[.C6]*[.D6]" table:style-name="ce1">
            <text:p>5</text:p>
          </table:table-cell>
          <table:table-cell table:number-columns-repeated="2" table:style-name="ce1"/>
          <table:table-cell office:value-type="string" table:style-name="ce1">
            <text:p>https://www.distrelec.ch/en/grid-iii-receptacle-housing-poles-rows-54mm-pitch-molex-90123-0103/p/14356608?q=&amp;pos=11&amp;origPos=65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nector 1x2 F</text:p>
          </table:table-cell>
          <table:table-cell office:value-type="string" table:style-name="ce1">
            <text:p>143-56-606</text:p>
          </table:table-cell>
          <table:table-cell office:value-type="float" office:value="0.22" table:style-name="ce1">
            <text:p>0.22</text:p>
          </table:table-cell>
          <table:table-cell office:value-type="float" office:value="10" table:style-name="ce1">
            <text:p>10</text:p>
          </table:table-cell>
          <table:table-cell office:value-type="float" office:value="2.2000000000000002" table:formula="of:=[.C7]*[.D7]" table:style-name="ce1">
            <text:p>2.2</text:p>
          </table:table-cell>
          <table:table-cell table:number-columns-repeated="2" table:style-name="ce1"/>
          <table:table-cell office:value-type="string" table:style-name="ce3">
            <text:p><text:a xlink:href="https://www.distrelec.ch/en/grid-iii-receptacle-housing-poles-rows-54mm-pitch-molex-90123-0102/p/14356606?q=&amp;pos=10&amp;origPos=74&amp;origPageSize=50&amp;track=true">https://www.distrelec.ch/en/grid-iii-receptacle-housing-poles-rows-54mm-pitch-molex-90123-0102/p/14356606?q=&amp;pos=10&amp;origPos=74&amp;origPageSize=50&amp;track=true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mp Terminal M</text:p>
          </table:table-cell>
          <table:table-cell office:value-type="string" table:style-name="ce1">
            <text:p>144-02-264</text:p>
          </table:table-cell>
          <table:table-cell office:value-type="float" office:value="0.1" table:style-name="ce1">
            <text:p>0.1</text:p>
          </table:table-cell>
          <table:table-cell office:value-type="float" office:value="100" table:style-name="ce1">
            <text:p>100</text:p>
          </table:table-cell>
          <table:table-cell office:value-type="float" office:value="10" table:formula="of:=[.C8]*[.D8]" table:style-name="ce1">
            <text:p>10</text:p>
          </table:table-cell>
          <table:table-cell table:number-columns-repeated="2" table:style-name="ce1"/>
          <table:table-cell office:value-type="string" table:style-name="ce3">
            <text:p><text:a xlink:href="https://www.distrelec.ch/en/crimp-terminal-male-tin-22-28awg-molex-39-00-0049/p/14402264?q=&amp;pos=4&amp;origPos=18&amp;origPageSize=50&amp;track=true">https://www.distrelec.ch/en/crimp-terminal-male-tin-22-28awg-molex-39-00-0049/p/14402264?q=&amp;pos=4&amp;origPos=18&amp;origPageSize=50&amp;track=true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imp Terminal F</text:p>
          </table:table-cell>
          <table:table-cell office:value-type="string" table:style-name="ce1">
            <text:p>143-01-015</text:p>
          </table:table-cell>
          <table:table-cell office:value-type="float" office:value="0.04" table:style-name="ce1">
            <text:p>0.04</text:p>
          </table:table-cell>
          <table:table-cell office:value-type="float" office:value="100" table:style-name="ce1">
            <text:p>100</text:p>
          </table:table-cell>
          <table:table-cell office:value-type="float" office:value="4" table:formula="of:=[.C9]*[.D9]" table:style-name="ce1">
            <text:p>4</text:p>
          </table:table-cell>
          <table:table-cell table:number-columns-repeated="2" table:style-name="ce1"/>
          <table:table-cell office:value-type="string" table:style-name="ce3">
            <text:p><text:a xlink:href="https://www.distrelec.ch/en/crimp-terminal-female-tin-22-24awg-molex-90119-2109/p/14301015">https://www.distrelec.ch/en/crimp-terminal-female-tin-22-24awg-molex-90119-2109/p/14301015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nector 1xX M</text:p>
          </table:table-cell>
          <table:table-cell office:value-type="string" table:style-name="ce1">
            <text:p>300-93-651</text:p>
          </table:table-cell>
          <table:table-cell office:value-type="float" office:value="0.54" table:style-name="ce1">
            <text:p>0.54</text:p>
          </table:table-cell>
          <table:table-cell office:value-type="float" office:value="5" table:style-name="ce1">
            <text:p>5</text:p>
          </table:table-cell>
          <table:table-cell office:value-type="float" office:value="2.7" table:formula="of:=[.C10]*[.D10]" table:style-name="ce1">
            <text:p>2.7</text:p>
          </table:table-cell>
          <table:table-cell table:number-columns-repeated="2" table:style-name="ce1"/>
          <table:table-cell office:value-type="string" table:style-name="ce1">
            <text:p>https://www.distrelec.ch/en/straight-male-pcb-header-through-hole-rows-10-contacts-54mm-pitch-rnd-connect-rnd-205-00631/p/30093651?q=pin+header+2.54+mm&amp;pos=1&amp;origPos=1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ire</text:p>
          </table:table-cell>
          <table:table-cell office:value-type="string" table:style-name="ce1">
            <text:p>155-50-312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" table:style-name="ce1">
            <text:p>1</text:p>
          </table:table-cell>
          <table:table-cell office:value-type="float" office:value="19.100000000000001" table:formula="of:=[.C11]*[.D11]" table:style-name="ce1">
            <text:p>19.1</text:p>
          </table:table-cell>
          <table:table-cell table:number-columns-repeated="2" table:style-name="ce1"/>
          <table:table-cell office:value-type="string" table:style-name="ce1">
            <text:p>https://www.distrelec.ch/en/solid-wire-pvc-2mm-multicolour-velleman-mowm/p/15550312?q=Solid+Wire+PVC+0.2mm%c2%b2&amp;pos=1&amp;origPos=1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at-Shrink Tubing</text:p>
          </table:table-cell>
          <table:table-cell office:value-type="string" table:style-name="ce1">
            <text:p>301-67-07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">
            <text:p>5</text:p>
          </table:table-cell>
          <table:table-cell office:value-type="float" office:value="1.5" table:formula="of:=[.C12]*[.D12]" table:style-name="ce1">
            <text:p>1.5</text:p>
          </table:table-cell>
          <table:table-cell table:number-columns-repeated="2" table:style-name="ce1"/>
          <table:table-cell office:value-type="string" table:style-name="ce1">
            <text:p>https://www.distrelec.ch/en/heat-shrink-tubing-polyolefin-5mm-black-2m-rnd-connect-rnd-465-00973/p/30167070?q=heat+shrink+tubing&amp;pos=3&amp;origPos=218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63.160000000000004" table:formula="of:=SUM([.E2:.E12])" table:style-name="ce1">
            <text:p>63.16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nuel Gasser</meta:initial-creator>
    <dc:creator>Manuel Gasser</dc:creator>
    <meta:creation-date>2021-03-01T08:23:23Z</meta:creation-date>
    <dc:date>2021-03-01T14:57:50Z</dc:date>
  </office:meta>
</office:document-meta>
</file>